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 Total</text:p>
          </table:table-cell>
          <table:table-cell office:value-type="float" office:value="1233000" calcext:value-type="float">
            <text:p>123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Fraction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Dim</text:p>
          </table:table-cell>
          <table:table-cell table:formula="of:=[.B1]*[.B2]" office:value-type="float" office:value="123300" calcext:value-type="float">
            <text:p>12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Di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Layer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Layer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Output Layer</text:p>
          </table:table-cell>
          <table:table-cell/>
        </table:table-row>
        <table:table-row table:style-name="ro1">
          <table:table-cell table:formula="of:=2*[.B3]*[.B4]" office:value-type="float" office:value="246600000" calcext:value-type="float">
            <text:p>246600000</text:p>
          </table:table-cell>
          <table:table-cell table:formula="of:=2*[.B5]*[.B4]*[.B4]" office:value-type="float" office:value="100000000" calcext:value-type="float">
            <text:p>100000000</text:p>
          </table:table-cell>
          <table:table-cell table:formula="of:=2*[.B4]*3" office:value-type="float" office:value="6000" calcext:value-type="float">
            <text:p>6000</text:p>
          </table:table-cell>
          <table:table-cell table:formula="of:=([.A8]+[.B8]+[.C8])*4/1024/1024/1024" office:value-type="float" office:value="1.29120796918869" calcext:value-type="float">
            <text:p>1.29120796918869</text:p>
          </table:table-cell>
        </table:table-row>
      </table:table>
      <table:table table:name="Error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Err Pt</text:p>
          </table:table-cell>
          <table:table-cell office:value-type="string" calcext:value-type="string">
            <text:p>Mapped Pt</text:p>
          </table:table-cell>
          <table:table-cell office:value-type="string" calcext:value-type="string">
            <text:p>Mapped Err P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float" office:value="10000" calcext:value-type="float">
            <text:p>10000</text:p>
          </table:table-cell>
          <table:table-cell table:formula="of:=[.C2]*(1+[.B2])" office:value-type="float" office:value="11000" calcext:value-type="float">
            <text:p>11000</text:p>
          </table:table-cell>
          <table:table-cell table:formula="of:=LOG([.C2]+1)/6-1" office:value-type="float" office:value="-0.333326095453856" calcext:value-type="float">
            <text:p>-0.333326095453856</text:p>
          </table:table-cell>
          <table:table-cell table:formula="of:=LOG([.D2]+1)/6-1" office:value-type="float" office:value="-0.326427972553289" calcext:value-type="float">
            <text:p>-0.326427972553289</text:p>
          </table:table-cell>
          <table:table-cell table:formula="of:=[.F2]-[.E2]" office:value-type="float" office:value="0.00689812290056702" calcext:value-type="float">
            <text:p>0.00689812290056702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float" office:value="0" calcext:value-type="float">
            <text:p>0</text:p>
          </table:table-cell>
          <table:table-cell table:formula="of:=360*[.B3]" office:value-type="float" office:value="18" calcext:value-type="float">
            <text:p>18</text:p>
          </table:table-cell>
          <table:table-cell table:formula="of:=[.C3]/180" office:value-type="float" office:value="0" calcext:value-type="float">
            <text:p>0</text:p>
          </table:table-cell>
          <table:table-cell table:formula="of:=[.D3]/180" office:value-type="float" office:value="0.1" calcext:value-type="float">
            <text:p>0.1</text:p>
          </table:table-cell>
          <table:table-cell table:formula="of:=[.F3]-[.E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float" office:value="0" calcext:value-type="float">
            <text:p>0</text:p>
          </table:table-cell>
          <table:table-cell table:formula="of:=180*[.B4]" office:value-type="float" office:value="9" calcext:value-type="float">
            <text:p>9</text:p>
          </table:table-cell>
          <table:table-cell table:formula="of:=[.C4]/90" office:value-type="float" office:value="0" calcext:value-type="float">
            <text:p>0</text:p>
          </table:table-cell>
          <table:table-cell table:formula="of:=[.D4]/90" office:value-type="float" office:value="0.1" calcext:value-type="float">
            <text:p>0.1</text:p>
          </table:table-cell>
          <table:table-cell table:formula="of:=[.F4]-[.E4]"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8000" calcext:value-type="float">
            <text:p>208000</text:p>
          </table:table-cell>
          <table:table-cell table:formula="of:=LOG10([.A7]/10^7)" office:value-type="float" office:value="-1.68193666503724" calcext:value-type="float">
            <text:p>-1.68193666503724</text:p>
          </table:table-cell>
          <table:table-cell table:number-columns-repeated="5"/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10^[.A8]*10^7" office:value-type="float" office:value="251188.643150958" calcext:value-type="float">
            <text:p>251188.64315095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7:14:37.134193461</meta:creation-date>
    <dc:date>2024-04-03T20:21:05.427254114</dc:date>
    <meta:editing-duration>PT2H17M36S</meta:editing-duration>
    <meta:editing-cycles>3</meta:editing-cycles>
    <meta:generator>LibreOffice/7.3.7.2$Linux_X86_64 LibreOffice_project/30$Build-2</meta:generator>
    <meta:document-statistic meta:table-count="2" meta:cell-count="48" meta:object-count="0"/>
  </office:meta>
</office:document-meta>
</file>